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H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3653in"/>
    </style:style>
    <style:style style:name="Table5.B" style:family="table-column">
      <style:table-column-properties style:column-width="1.1972in"/>
    </style:style>
    <style:style style:name="Table5.C" style:family="table-column">
      <style:table-column-properties style:column-width="1.4375in"/>
    </style:style>
    <style:style style:name="Table5.D" style:family="table-column">
      <style:table-column-properties style:column-width="1.25in"/>
    </style:style>
    <style:style style:name="Table5.G" style:family="table-column">
      <style:table-column-properties style:column-width="1.3611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8.2986in" table:align="left"/>
    </style:style>
    <style:style style:name="Table6.A" style:family="table-column">
      <style:table-column-properties style:column-width="0.3653in"/>
    </style:style>
    <style:style style:name="Table6.B" style:family="table-column">
      <style:table-column-properties style:column-width="1.1972in"/>
    </style:style>
    <style:style style:name="Table6.C" style:family="table-column">
      <style:table-column-properties style:column-width="1.4375in"/>
    </style:style>
    <style:style style:name="Table6.D" style:family="table-column">
      <style:table-column-properties style:column-width="1.25in"/>
    </style:style>
    <style:style style:name="Table6.G" style:family="table-column">
      <style:table-column-properties style:column-width="1.3611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075in" style:rel-column-width="16383*"/>
    </style:style>
    <style:style style:name="Table2.D" style:family="table-column">
      <style:table-column-properties style:column-width="2.075in" style:rel-column-width="1638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0" style:family="paragraph" style:parent-style-name="Standard">
      <style:text-properties officeooo:paragraph-rsid="00109aa5"/>
    </style:style>
    <style:style style:name="P11" style:family="paragraph" style:parent-style-name="Table_20_Contents">
      <style:text-properties style:font-name="DejaVu Sans Condensed" fo:font-weight="bold" officeooo:rsid="00334fb6" officeooo:paragraph-rsid="003eabda" style:font-weight-asian="bold" style:font-weight-complex="bold"/>
    </style:style>
    <style:style style:name="P12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5a10f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5a10f" style:font-weight-asian="bold" style:font-weight-complex="bold"/>
    </style:style>
    <style:style style:name="P15" style:family="paragraph" style:parent-style-name="Table_20_Contents">
      <style:text-properties style:font-name="DejaVu Sans Condensed" officeooo:rsid="00358790" officeooo:paragraph-rsid="00358790"/>
    </style:style>
    <style:style style:name="P16" style:family="paragraph" style:parent-style-name="Table_20_Contents">
      <style:text-properties style:font-name="DejaVu Sans Condensed" officeooo:rsid="0036dc06" officeooo:paragraph-rsid="003eabda"/>
    </style:style>
    <style:style style:name="P17" style:family="paragraph" style:parent-style-name="Standard">
      <style:text-properties style:font-name="DejaVu Sans Condensed" officeooo:paragraph-rsid="00109aa5"/>
    </style:style>
    <style:style style:name="P18" style:family="paragraph" style:parent-style-name="Standard">
      <style:text-properties style:font-name="DejaVu Sans Condensed" officeooo:paragraph-rsid="004008e2"/>
    </style:style>
    <style:style style:name="P19" style:family="paragraph" style:parent-style-name="Table_20_Contents">
      <style:text-properties style:font-name="DejaVu Sans Condensed" fo:font-size="12pt" fo:font-weight="bold" officeooo:rsid="003cde75" officeooo:paragraph-rsid="003eabda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DejaVu Sans Condensed" fo:font-size="12pt" fo:font-weight="bold" officeooo:rsid="003dfe17" officeooo:paragraph-rsid="004008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DejaVu Sans Condensed" fo:font-size="12pt" fo:font-weight="bold" officeooo:paragraph-rsid="004008e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DejaVu Sans Condensed" fo:font-size="12pt" officeooo:rsid="003cde75" officeooo:paragraph-rsid="003eabda" style:font-size-asian="12pt" style:font-size-complex="12pt"/>
    </style:style>
    <style:style style:name="P24" style:family="paragraph" style:parent-style-name="Table_20_Contents">
      <style:text-properties style:font-name="DejaVu Sans Condensed" fo:font-size="12pt" officeooo:rsid="003dfe17" officeooo:paragraph-rsid="004008e2" style:font-size-asian="12pt" style:font-size-complex="12pt"/>
    </style:style>
    <style:style style:name="P25" style:family="paragraph" style:parent-style-name="Table_20_Contents">
      <style:text-properties style:font-name="DejaVu Sans Condensed" fo:font-size="12pt" officeooo:rsid="0043c533" officeooo:paragraph-rsid="004008e2" style:font-size-asian="12pt" style:font-size-complex="12pt"/>
    </style:style>
    <style:style style:name="P26" style:family="paragraph" style:parent-style-name="Standard">
      <style:text-properties officeooo:paragraph-rsid="003eabda"/>
    </style:style>
    <style:style style:name="P27" style:family="paragraph" style:parent-style-name="Standard">
      <style:text-properties officeooo:paragraph-rsid="004008e2"/>
    </style:style>
    <style:style style:name="P28" style:family="paragraph" style:parent-style-name="Standard">
      <style:paragraph-properties fo:text-align="start" style:justify-single-word="false"/>
      <style:text-properties officeooo:paragraph-rsid="0045a10f"/>
    </style:style>
    <style:style style:name="P29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1" style:family="paragraph" style:parent-style-name="Standard" style:list-style-name="L4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2" style:family="paragraph" style:parent-style-name="Standard" style:list-style-name="L2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4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5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6" style:family="paragraph" style:parent-style-name="Standard" style:list-style-name="L8">
      <style:text-properties style:text-line-through-style="none" style:text-line-through-type="none" style:font-name="DejaVu Sans Condensed" fo:font-size="12pt" fo:font-style="normal" fo:font-weight="normal" officeooo:rsid="00334fb6" officeooo:paragraph-rsid="004008e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8">
      <style:text-properties style:text-line-through-style="none" style:text-line-through-type="none" style:font-name="DejaVu Sans Condensed" officeooo:paragraph-rsid="004008e2"/>
    </style:style>
    <style:style style:name="P38" style:family="paragraph" style:parent-style-name="Standard" style:list-style-name="L9">
      <style:text-properties style:text-line-through-style="none" style:text-line-through-type="none" style:font-name="DejaVu Sans Condensed" officeooo:paragraph-rsid="00109aa5"/>
    </style:style>
    <style:style style:name="P39" style:family="paragraph" style:parent-style-name="Standard" style:list-style-name="L1">
      <style:text-properties style:text-line-through-style="none" style:text-line-through-type="none" style:font-name="DejaVu Sans Condensed" officeooo:paragraph-rsid="00109aa5"/>
    </style:style>
    <style:style style:name="P40" style:family="paragraph" style:parent-style-name="Standard" style:list-style-name="L5">
      <style:text-properties officeooo:paragraph-rsid="00109aa5"/>
    </style:style>
    <style:style style:name="P41" style:family="paragraph" style:parent-style-name="Standard" style:list-style-name="L6">
      <style:text-properties officeooo:paragraph-rsid="0036dc06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0d51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officeooo:rsid="001edf7f"/>
    </style:style>
    <style:style style:name="T11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36dc06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68fb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8ac9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officeooo:rsid="00366027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3cde75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36dc06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390c30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da3a6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4651d8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30d51f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6dc06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aad84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eabda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38ac9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4008e2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3dfe17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365cf8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4008e2" style:font-size-asian="12pt" style:font-weight-asian="bold" style:font-size-complex="12pt" style:font-weight-complex="bold"/>
    </style:style>
    <style:style style:name="T50" style:family="text">
      <style:text-properties fo:font-size="12pt" officeooo:rsid="001e18cf" style:font-size-asian="12pt" style:font-size-complex="12pt"/>
    </style:style>
    <style:style style:name="T51" style:family="text">
      <style:text-properties fo:font-size="12pt" officeooo:rsid="00148c7a" style:font-size-asian="12pt" style:font-size-complex="12pt"/>
    </style:style>
    <style:style style:name="T52" style:family="text">
      <style:text-properties fo:font-size="12pt" officeooo:rsid="0030d51f" style:font-size-asian="12pt" style:font-size-complex="12pt"/>
    </style:style>
    <style:style style:name="T53" style:family="text">
      <style:text-properties fo:font-size="12pt" officeooo:rsid="00477fed" style:font-size-asian="12pt" style:font-size-complex="12pt"/>
    </style:style>
    <style:style style:name="T54" style:family="text">
      <style:text-properties fo:font-size="12pt" fo:font-style="normal" officeooo:rsid="0021810a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30d51f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3eabda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04008e2" style:font-size-asian="12pt" style:font-style-asian="normal" style:font-size-complex="12pt" style:font-style-complex="normal"/>
    </style:style>
    <style:style style:name="T58" style:family="text">
      <style:text-properties officeooo:rsid="0036dc06"/>
    </style:style>
    <style:style style:name="T59" style:family="text">
      <style:text-properties officeooo:rsid="003c5451"/>
    </style:style>
    <style:style style:name="T60" style:family="text">
      <style:text-properties officeooo:rsid="0043c4ca"/>
    </style:style>
    <style:style style:name="T61" style:family="text">
      <style:text-properties officeooo:rsid="003dfe17"/>
    </style:style>
    <style:style style:name="T62" style:family="text">
      <style:text-properties officeooo:rsid="00422f64"/>
    </style:style>
    <style:style style:name="T63" style:family="text">
      <style:text-properties officeooo:rsid="0043c533"/>
    </style:style>
    <style:style style:name="T6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64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B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28"><text:span text:style-name="T32">1</text:span><text:span text:style-name="T33">0</text:span><text:span text:style-name="T34">6</text:span><text:span text:style-name="T35"> - </text:span><text:span text:style-name="T36">Controls - </text:span><text:span text:style-name="T31">WSO - </text:span><text:span text:style-name="T28">Throttle </text:span><text:span text:style-name="T37">Grip</text:span><text:span text:style-name="T31"> (Left Hand Controller)</text:span></text:p>
      <text:p text:style-name="P7">U=Up, D=Down, F=Forward, B=Backward, L=Left, R=Right, P=Press, S-*=Shift-<text:span text:style-name="T8">*</text:span>, L-*=Long-<text:span text:style-name="T8">*</text:span></text:p>
      <text:p text:style-name="P1"/>
      <text:p text:style-name="P27"><text:span text:style-name="T40">Top</text:span><text:span text:style-name="T27"> </text:span><text:span text:style-name="T41">H</text:span><text:span text:style-name="T27">at -- </text:span><text:span text:style-name="T42">"</text:span><text:span text:style-name="T43">Castle</text:span><text:span text:style-name="T44"> Switch"</text:span><text:span text:style-name="T43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>TPOD</text:p>
          </table:table-cell>
          <table:table-cell table:style-name="Table3.A1" office:value-type="string">
            <text:p text:style-name="P21">HRM/RBM</text:p>
          </table:table-cell>
          <table:table-cell table:style-name="Table3.A1" office:value-type="string">
            <text:p text:style-name="P21">BCN</text:p>
          </table:table-cell>
          <table:table-cell table:style-name="Table3.A1" office:value-type="string">
            <text:p text:style-name="P21">Set</text:p>
          </table:table-cell>
          <table:table-cell table:style-name="Table3.A1" office:value-type="string">
            <text:p text:style-name="P21">TSD</text:p>
          </table:table-cell>
          <table:table-cell table:style-name="Table3.A1" office:value-type="string">
            <text:p text:style-name="P21">A/A radar</text:p>
          </table:table-cell>
          <table:table-cell table:style-name="Table3.H1" office:value-type="string">
            <text:p text:style-name="P21">A/G weapon</text:p>
          </table:table-cell>
        </table:table-row>
        <table:table-row>
          <table:table-cell table:style-name="Table3.A2" office:value-type="string">
            <text:p text:style-name="P21">F:</text:p>
          </table:table-cell>
          <table:table-cell table:style-name="Table3.A2" office:value-type="string">
            <text:p text:style-name="P24">Cursor blank</text:p>
          </table:table-cell>
          <table:table-cell table:style-name="Table3.A2" office:value-type="string">
            <text:p text:style-name="P24">Cursor <text:span text:style-name="T63">MAP</text:span></text:p>
          </table:table-cell>
          <table:table-cell table:style-name="Table3.A2" office:value-type="string">
            <text:p text:style-name="P24">Cursor <text:span text:style-name="T63">MAP</text:span>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Decrease map scale</text:p>
          </table:table-cell>
          <table:table-cell table:style-name="Table3.A2" office:value-type="string">
            <text:p text:style-name="P24">MRM search mod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B:</text:p>
          </table:table-cell>
          <table:table-cell table:style-name="Table3.A2" office:value-type="string">
            <text:p text:style-name="P25">Cursor TGT</text:p>
          </table:table-cell>
          <table:table-cell table:style-name="Table3.A2" office:value-type="string">
            <text:p text:style-name="P25">Cursor TGT</text:p>
          </table:table-cell>
          <table:table-cell table:style-name="Table3.A2" office:value-type="string">
            <text:p text:style-name="P25">Cursor TGT</text:p>
          </table:table-cell>
          <table:table-cell table:style-name="Table3.A2" office:value-type="string">
            <text:p text:style-name="P24">Target</text:p>
          </table:table-cell>
          <table:table-cell table:style-name="Table3.A2" office:value-type="string">
            <text:p text:style-name="P24">Increase map scale</text:p>
          </table:table-cell>
          <table:table-cell table:style-name="Table3.A2" office:value-type="string">
            <text:p text:style-name="P24">SRM search mod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L:</text:p>
          </table:table-cell>
          <table:table-cell table:style-name="Table3.A2" office:value-type="string">
            <text:p text:style-name="P24">Cursor <text:span text:style-name="T63">CUE</text:span></text:p>
          </table:table-cell>
          <table:table-cell table:style-name="Table3.A2" office:value-type="string">
            <text:p text:style-name="P24">Cursor <text:span text:style-name="T63">CUE</text:span>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Cue</text:p>
          </table:table-cell>
          <table:table-cell table:style-name="Table3.A2" office:value-type="string">
            <text:p text:style-name="P24">Toggles radar/FLIR cue</text:p>
          </table:table-cell>
          <table:table-cell table:style-name="Table3.A2" office:value-type="string">
            <text:p text:style-name="P24">Undesignat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R:</text:p>
          </table:table-cell>
          <table:table-cell table:style-name="Table3.A2" office:value-type="string">
            <text:p text:style-name="P24">Cursor <text:span text:style-name="T63">UPDT</text:span></text:p>
          </table:table-cell>
          <table:table-cell table:style-name="Table3.A2" office:value-type="string">
            <text:p text:style-name="P24">Cursor<text:span text:style-name="T63"> UPDT</text:span>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Cursor update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Missile reject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P: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Quick step (returns TDC cursor to STT)</text:p>
          </table:table-cell>
          <table:table-cell table:style-name="Table3.H2" office:value-type="string">
            <text:p text:style-name="P24">TODO</text:p>
          </table:table-cell>
        </table:table-row>
      </table:table>
      <text:p text:style-name="P8"><text:span text:style-name="T4">Top</text:span><text:span text:style-name="T3"> </text:span><text:span text:style-name="T5">H</text:span><text:span text:style-name="T3">at </text:span><text:span text:style-name="T5">Ri</text:span><text:span text:style-name="T3">ng</text:span></text:p>
      <text:list text:style-name="L1">
        <text:list-item>
          <text:p text:style-name="P39"><text:span text:style-name="T50">F/B</text:span><text:span text:style-name="T51">: </text:span><text:span text:style-name="T53">--</text:span></text:p>
        </text:list-item>
      </text:list>
      <text:p text:style-name="P4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2">
        <text:list-item>
          <text:p text:style-name="P30">U: (SRS radio 1 PTT)</text:p>
        </text:list-item>
        <text:list-item>
          <text:p text:style-name="P30">D: (SRS radio 2 PTT)</text:p>
        </text:list-item>
        <text:list-item>
          <text:p text:style-name="P32">S-U: Radio 1 PTT (opens comms menu for radio 1)</text:p>
        </text:list-item>
        <text:list-item>
          <text:p text:style-name="P32">S-D: Radio 2 PTT (opens comms menu for radio 2)</text:p>
        </text:list-item>
      </text:list>
      <text:p text:style-name="P17"><text:span text:style-name="T11">B</text:span><text:span text:style-name="T12">ottom </text:span><text:span text:style-name="T13">H</text:span><text:span text:style-name="T12">at -- </text:span><text:span text:style-name="T14">"Auto Acquisition Switch</text:span><text:span text:style-name="T15"> aka Mode Reject/FOV</text:span><text:span text:style-name="T14">"</text:span><text:span text:style-name="T16"> (LHC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TPOD</text:p>
          </table:table-cell>
          <table:table-cell table:style-name="Table4.A1" office:value-type="string">
            <text:p text:style-name="P11">HRM<text:span text:style-name="T58">/RBM</text:span></text:p>
          </table:table-cell>
          <table:table-cell table:style-name="Table4.A1" office:value-type="string">
            <text:p text:style-name="P11">A/A radar</text:p>
          </table:table-cell>
          <table:table-cell table:style-name="Table4.A1" office:value-type="string">
            <text:p text:style-name="P11">TSD</text:p>
          </table:table-cell>
          <table:table-cell table:style-name="Table4.F1" office:value-type="string">
            <text:p text:style-name="P11">A/G weapon</text:p>
          </table:table-cell>
        </table:table-row>
        <table:table-row>
          <table:table-cell table:style-name="Table4.A2" office:value-type="string">
            <text:p text:style-name="P11"><text:span text:style-name="T60">F</text:span>:</text:p>
          </table:table-cell>
          <table:table-cell table:style-name="Table4.A2" office:value-type="string">
            <text:p text:style-name="P16"><text:span text:style-name="T63">Cycle </text:span>FOV</text:p>
          </table:table-cell>
          <table:table-cell table:style-name="Table4.A2" office:value-type="string">
            <text:p text:style-name="P16">Smaller window/range</text:p>
          </table:table-cell>
          <table:table-cell table:style-name="Table4.A2" office:value-type="string">
            <text:p text:style-name="P16">High data rate TWS/RAM</text:p>
          </table:table-cell>
          <table:table-cell table:style-name="Table4.A2" office:value-type="string">
            <text:p text:style-name="P16">Smaller cue footprint</text:p>
          </table:table-cell>
          <table:table-cell table:style-name="Table4.F2" office:value-type="string">
            <text:p text:style-name="P16">TODO</text:p>
          </table:table-cell>
        </table:table-row>
        <table:table-row>
          <table:table-cell table:style-name="Table4.A2" office:value-type="string">
            <text:p text:style-name="P11">P:</text:p>
          </table:table-cell>
          <table:table-cell table:style-name="Table4.A2" office:value-type="string">
            <text:p text:style-name="P16">Undesignate</text:p>
          </table:table-cell>
          <table:table-cell table:style-name="Table4.A2" office:value-type="string">
            <text:p text:style-name="P16">Mode reject; PSL/Undesignate</text:p>
          </table:table-cell>
          <table:table-cell table:style-name="Table4.A2" office:value-type="string">
            <text:p text:style-name="P16">Mode reject</text:p>
          </table:table-cell>
          <table:table-cell table:style-name="Table4.A2" office:value-type="string">
            <text:p text:style-name="P16">Return to P.P. (present position) map</text:p>
          </table:table-cell>
          <table:table-cell table:style-name="Table4.F2" office:value-type="string">
            <text:p text:style-name="P16">TODO</text:p>
          </table:table-cell>
        </table:table-row>
        <table:table-row>
          <table:table-cell table:style-name="Table4.A2" office:value-type="string">
            <text:p text:style-name="P11"><text:span text:style-name="T60">B</text:span>:</text:p>
          </table:table-cell>
          <table:table-cell table:style-name="Table4.A2" office:value-type="string">
            <text:p text:style-name="P16">Return to cue</text:p>
          </table:table-cell>
          <table:table-cell table:style-name="Table4.A2" office:value-type="string">
            <text:p text:style-name="P16">Larger window/range</text:p>
          </table:table-cell>
          <table:table-cell table:style-name="Table4.A2" office:value-type="string">
            <text:p text:style-name="P16">Normal TWS</text:p>
          </table:table-cell>
          <table:table-cell table:style-name="Table4.A2" office:value-type="string">
            <text:p text:style-name="P16">Larger cue footprint</text:p>
          </table:table-cell>
          <table:table-cell table:style-name="Table4.F2" office:value-type="string">
            <text:p text:style-name="P16">TODO</text:p>
          </table:table-cell>
        </table:table-row>
      </table:table>
      <text:p text:style-name="P10"><text:span text:style-name="T27">F</text:span><text:span text:style-name="T28">ront</text:span><text:span text:style-name="T40">/Rear</text:span><text:span text:style-name="T28"> </text:span><text:span text:style-name="T29">T</text:span><text:span text:style-name="T28">humb </text:span><text:span text:style-name="T29">B</text:span><text:span text:style-name="T28">utton</text:span><text:span text:style-name="T30"> -- "</text:span><text:span text:style-name="T38">Trigger stage 1</text:span><text:span text:style-name="T39">" (</text:span><text:span text:style-name="T38">LHC</text:span><text:span text:style-name="T39">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G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9">TPOD</text:p>
          </table:table-cell>
          <table:table-cell table:style-name="Table5.A1" office:value-type="string">
            <text:p text:style-name="P19">HRM</text:p>
          </table:table-cell>
          <table:table-cell table:style-name="Table5.A1" office:value-type="string">
            <text:p text:style-name="P19">A/A radar</text:p>
          </table:table-cell>
          <table:table-cell table:style-name="Table5.A1" office:value-type="string">
            <text:p text:style-name="P19">RBM/BCN</text:p>
          </table:table-cell>
          <table:table-cell table:style-name="Table5.A1" office:value-type="string">
            <text:p text:style-name="P19">TSD</text:p>
          </table:table-cell>
          <table:table-cell table:style-name="Table5.G1" office:value-type="string">
            <text:p text:style-name="P19">A/G weapon</text:p>
          </table:table-cell>
        </table:table-row>
        <table:table-row>
          <table:table-cell table:style-name="Table5.A2" office:value-type="string">
            <text:p text:style-name="P19">P1<text:span text:style-name="T61">:</text:span></text:p>
          </table:table-cell>
          <table:table-cell table:style-name="Table5.A2" office:value-type="string">
            <text:p text:style-name="P23">Track/Untrack</text:p>
          </table:table-cell>
          <table:table-cell table:style-name="Table5.A2" office:value-type="string">
            <text:p text:style-name="P23">Expand enable; PPI range change enable</text:p>
          </table:table-cell>
          <table:table-cell table:style-name="Table5.A2" office:value-type="string">
            <text:p text:style-name="P23">Elevation slew enable</text:p>
          </table:table-cell>
          <table:table-cell table:style-name="Table5.A2" office:value-type="string">
            <text:p text:style-name="P23">Elevation slew enable; PPI range change enable</text:p>
          </table:table-cell>
          <table:table-cell table:style-name="Table5.A2" office:value-type="string">
            <text:p text:style-name="P23">Track/Untrack</text:p>
          </table:table-cell>
          <table:table-cell table:style-name="Table5.G2" office:value-type="string">
            <text:p text:style-name="P23">Track command</text:p>
          </table:table-cell>
        </table:table-row>
      </table:table>
      <text:p text:style-name="P26"><text:span text:style-name="T30">Rear</text:span><text:span text:style-name="T28"> </text:span><text:span text:style-name="T29">T</text:span><text:span text:style-name="T28">humb </text:span><text:span text:style-name="T29">B</text:span><text:span text:style-name="T28">utton</text:span><text:span text:style-name="T30"> -- "</text:span><text:span text:style-name="T38">Trigger stage 2" (LHC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G"/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9">TPOD</text:p>
          </table:table-cell>
          <table:table-cell table:style-name="Table6.A1" office:value-type="string">
            <text:p text:style-name="P19">HRM</text:p>
          </table:table-cell>
          <table:table-cell table:style-name="Table6.A1" office:value-type="string">
            <text:p text:style-name="P19">A/A radar</text:p>
          </table:table-cell>
          <table:table-cell table:style-name="Table6.A1" office:value-type="string">
            <text:p text:style-name="P19">RBM/BCN</text:p>
          </table:table-cell>
          <table:table-cell table:style-name="Table6.A1" office:value-type="string">
            <text:p text:style-name="P19">TSD</text:p>
          </table:table-cell>
          <table:table-cell table:style-name="Table6.G1" office:value-type="string">
            <text:p text:style-name="P19">A/G weapon</text:p>
          </table:table-cell>
        </table:table-row>
        <table:table-row>
          <table:table-cell table:style-name="Table6.A2" office:value-type="string">
            <text:p text:style-name="P19">P2<text:span text:style-name="T61">:</text:span></text:p>
          </table:table-cell>
          <table:table-cell table:style-name="Table6.A2" office:value-type="string">
            <text:p text:style-name="P23">Designat<text:span text:style-name="T63">e</text:span>/Cue/Update</text:p>
          </table:table-cell>
          <table:table-cell table:style-name="Table6.A2" office:value-type="string">
            <text:p text:style-name="P23">Designat<text:span text:style-name="T63">e</text:span>/Cue/Update</text:p>
          </table:table-cell>
          <table:table-cell table:style-name="Table6.A2" office:value-type="string">
            <text:p text:style-name="P23">Target design<text:span text:style-name="T63">ate</text:span></text:p>
          </table:table-cell>
          <table:table-cell table:style-name="Table6.A2" office:value-type="string">
            <text:p text:style-name="P23">Designat<text:span text:style-name="T63">e</text:span>/Map/Cue/Update</text:p>
          </table:table-cell>
          <table:table-cell table:style-name="Table6.A2" office:value-type="string">
            <text:p text:style-name="P23">Cue command</text:p>
          </table:table-cell>
          <table:table-cell table:style-name="Table6.G2" office:value-type="string">
            <text:p text:style-name="P23">Track command</text:p>
          </table:table-cell>
        </table:table-row>
      </table:table>
      <text:p text:style-name="P6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3">
        <text:list-item>
          <text:p text:style-name="P33">P: <text:span text:style-name="T62">--</text:span></text:p>
        </text:list-item>
        <text:list-item>
          <text:p text:style-name="P33">S-P: <text:span text:style-name="T62">--</text:span></text:p>
        </text:list-item>
      </text:list>
      <text:p text:style-name="P5"><text:span text:style-name="T1">M</text:span><text:span text:style-name="T7">inistick -- </text:span><text:span text:style-name="T2">"</text:span><text:span text:style-name="T7">TDC/</text:span><text:span text:style-name="T2">Throttle Designator Controller"</text:span><text:span text:style-name="T59"> (LHC)</text:span></text:p>
      <text:list text:style-name="L4">
        <text:list-item>
          <text:p text:style-name="P31">Axes: Slew TD<text:span text:style-name="T10">C</text:span></text:p>
        </text:list-item>
      </text:list>
      <text:list text:style-name="L5">
        <text:list-item>
          <text:p text:style-name="P40"><text:span text:style-name="T22">P: </text:span><text:span text:style-name="T26">Cursor action (</text:span><text:span text:style-name="T24">Designate</text:span><text:span text:style-name="T26">,</text:span><text:span text:style-name="T24"> Expand HRM</text:span><text:span text:style-name="T26">, Markpoint, etc.)</text:span></text:p>
        </text:list-item>
      </text:list>
      <text:p text:style-name="P9"><text:span text:style-name="T46">Middle </text:span><text:span text:style-name="T47">F</text:span><text:span text:style-name="T46">inger </text:span><text:span text:style-name="T47">H</text:span><text:span text:style-name="T46">at</text:span><text:span text:style-name="T45"> -- </text:span><text:span text:style-name="T48">"Coolie"</text:span><text:span text:style-name="T49"> (LHC)</text:span></text:p>
      <text:list text:style-name="L6">
        <text:list-item>
          <text:p text:style-name="P41"><text:span text:style-name="T22">U: </text:span><text:span text:style-name="T21">Scroll </text:span><text:span text:style-name="T25">left inboard </text:span><text:span text:style-name="T21">MFD page</text:span><text:span text:style-name="T25"> (2nd MFD)</text:span></text:p>
        </text:list-item>
        <text:list-item>
          <text:p text:style-name="P41"><text:span text:style-name="T20">D: Scroll </text:span><text:span text:style-name="T25">left outboard </text:span><text:span text:style-name="T21">MFD page</text:span><text:span text:style-name="T25"> (1st MFD)</text:span></text:p>
        </text:list-item>
        <text:list-item>
          <text:p text:style-name="P41"><text:span text:style-name="T20">L: </text:span><text:span text:style-name="T21">Take command </text:span><text:span text:style-name="T25">left outboard</text:span><text:span text:style-name="T21"> MFD (</text:span><text:span text:style-name="T23">1st</text:span><text:span text:style-name="T21"> MFD)</text:span></text:p>
        </text:list-item>
        <text:list-item>
          <text:p text:style-name="P41"><text:span text:style-name="T20">R: </text:span><text:span text:style-name="T21">Take command </text:span><text:span text:style-name="T25">left inboard </text:span><text:span text:style-name="T21">MFD (</text:span><text:span text:style-name="T23">2nd</text:span><text:span text:style-name="T21"> MFD)</text:span></text:p>
        </text:list-item>
      </text:list>
      <text:p text:style-name="P3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7">
        <text:list-item>
          <text:p text:style-name="P29">U/D: --</text:p>
        </text:list-item>
      </text:list>
      <text:p text:style-name="P18"><text:span text:style-name="T11">P</text:span><text:span text:style-name="T12">inky </text:span><text:span text:style-name="T13">S</text:span><text:span text:style-name="T11">witch</text:span><text:span text:style-name="T12"> -- </text:span><text:span text:style-name="T17">"</text:span><text:span text:style-name="T18">CMD Dispenser Switch</text:span><text:span text:style-name="T17">"</text:span><text:span text:style-name="T19"> (LHC)</text:span></text:p>
      <text:list text:style-name="L8">
        <text:list-item>
          <text:p text:style-name="P37"><text:span text:style-name="T57">U</text:span><text:span text:style-name="T54">: </text:span><text:span text:style-name="T55">Manual 1 dispense</text:span></text:p>
        </text:list-item>
        <text:list-item>
          <text:p text:style-name="P37"><text:span text:style-name="T57">D</text:span><text:span text:style-name="T54">: </text:span><text:span text:style-name="T55">Manual 2 dispense</text:span><text:span text:style-name="T56"> (semi-automatic)</text:span></text:p>
        </text:list-item>
        <text:list-item>
          <text:p text:style-name="P36">P: --</text:p>
        </text:list-item>
      </text:list>
      <text:p text:style-name="P10"><text:span text:style-name="T27">P</text:span><text:span text:style-name="T28">inky </text:span><text:span text:style-name="T29">B</text:span><text:span text:style-name="T28">utton -- </text:span><text:span text:style-name="T30">"</text:span><text:span text:style-name="T31">Laser Fire Button</text:span><text:span text:style-name="T30">"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TPOD</text:p>
          </table:table-cell>
          <table:table-cell table:style-name="Table2.A1" office:value-type="string">
            <text:p text:style-name="P12">HRM/RBM</text:p>
          </table:table-cell>
          <table:table-cell table:style-name="Table2.D1" office:value-type="string">
            <text:p text:style-name="P12">A/G weapon</text:p>
          </table:table-cell>
        </table:table-row>
        <table:table-row>
          <table:table-cell table:style-name="Table2.A2" office:value-type="string">
            <text:p text:style-name="P12">P:</text:p>
          </table:table-cell>
          <table:table-cell table:style-name="Table2.A2" office:value-type="string">
            <text:p text:style-name="P15">Laser fire toggle</text:p>
          </table:table-cell>
          <table:table-cell table:style-name="Table2.A2" office:value-type="string">
            <text:p text:style-name="P15">Freeze/Unfreeze</text:p>
          </table:table-cell>
          <table:table-cell table:style-name="Table2.D2" office:value-type="string">
            <text:p text:style-name="P15">TODO</text:p>
          </table:table-cell>
        </table:table-row>
      </table:table>
      <text:p text:style-name="P8"><text:span text:style-name="T3">Pinky </text:span><text:span text:style-name="T5">W</text:span><text:span text:style-name="T3">heel</text:span></text:p>
      <text:list text:style-name="L9">
        <text:list-item>
          <text:p text:style-name="P38"><text:span text:style-name="T50">F/B</text:span><text:span text:style-name="T51">: --</text:span></text:p>
        </text:list-item>
        <text:list-item>
          <text:p text:style-name="P34">P: <text:span text:style-name="T62">--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7:39:34.145000000</dc:date>
    <meta:editing-duration>PT13H15S</meta:editing-duration>
    <meta:editing-cycles>46</meta:editing-cycles>
    <meta:generator>LibreOffice/7.4.5.1$Windows_X86_64 LibreOffice_project/9c0871452b3918c1019dde9bfac75448afc4b57f</meta:generator>
    <meta:document-statistic meta:table-count="6" meta:image-count="1" meta:object-count="0" meta:page-count="1" meta:paragraph-count="143" meta:word-count="416" meta:character-count="2276" meta:non-whitespace-character-count="2022"/>
  </office:meta>
</office:document-meta>
</file>